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180d8c" officeooo:paragraph-rsid="00180d8c"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Times New Roman" fo:font-size="14pt" style:text-underline-style="none" fo:font-weight="normal" officeooo:rsid="007d9601" officeooo:paragraph-rsid="007d9601"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style:text-underline-style="none" fo:font-weight="normal" officeooo:rsid="009d1ee1" officeooo:paragraph-rsid="009d1ee1"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style:text-underline-style="none" fo:font-weight="normal" officeooo:rsid="009ed4c5" officeooo:paragraph-rsid="009ed4c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style:text-underline-style="none" fo:font-weight="normal" officeooo:rsid="00a05e8c" officeooo:paragraph-rsid="00a05e8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style:text-underline-style="none" fo:font-weight="normal" officeooo:rsid="00a5b49c" officeooo:paragraph-rsid="00a96a1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style:text-underline-style="none" fo:font-weight="normal" officeooo:rsid="00ae20e1" officeooo:paragraph-rsid="00ae20e1"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style:text-underline-style="none" fo:font-weight="normal" officeooo:rsid="00afe5bf" officeooo:paragraph-rsid="00ae20e1"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style:text-underline-style="none" fo:font-weight="normal" officeooo:rsid="00afe5bf" officeooo:paragraph-rsid="00afe5b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style:text-underline-style="none" fo:font-weight="normal" officeooo:rsid="00b93276" officeooo:paragraph-rsid="00b9327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style:text-underline-style="none" fo:font-weight="normal" officeooo:rsid="00ba9285" officeooo:paragraph-rsid="00bbfeb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style:text-underline-style="none" fo:font-weight="normal" officeooo:rsid="00ba9285" officeooo:paragraph-rsid="00bda331"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style:text-underline-style="none" fo:font-weight="normal" officeooo:rsid="00ba9285" officeooo:paragraph-rsid="00c075b5"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style:text-underline-style="none" fo:font-weight="normal" officeooo:rsid="00ba9285" officeooo:paragraph-rsid="00c26360"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style:text-underline-style="none" fo:font-weight="normal" officeooo:rsid="00ba9285" officeooo:paragraph-rsid="00c3288c"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style:text-underline-style="none" fo:font-weight="normal" officeooo:rsid="0080294c" officeooo:paragraph-rsid="0080294c"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style:text-underline-style="none" fo:font-weight="normal" officeooo:rsid="00815d4c" officeooo:paragraph-rsid="00815d4c"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style:text-underline-style="none" fo:font-weight="normal" officeooo:rsid="0085394e" officeooo:paragraph-rsid="00834c0f"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style:text-underline-style="none" fo:font-weight="normal" officeooo:rsid="0086333d" officeooo:paragraph-rsid="0085394e"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style:text-underline-style="none" fo:font-weight="normal" officeooo:rsid="008753b3" officeooo:paragraph-rsid="008753b3"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style:text-underline-style="none" fo:font-weight="normal" officeooo:rsid="0087ddb0" officeooo:paragraph-rsid="008771f6"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style:text-underline-style="none" fo:font-weight="normal" officeooo:rsid="008c62d7" officeooo:paragraph-rsid="008c62d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style:text-underline-style="none" fo:font-weight="normal" officeooo:rsid="00905d9c" officeooo:paragraph-rsid="008df8d3"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style:text-underline-style="none" fo:font-weight="normal" officeooo:rsid="009910a0" officeooo:paragraph-rsid="008df8d3"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style:text-underline-style="none" fo:font-weight="normal" officeooo:rsid="00b02f98" officeooo:paragraph-rsid="00b02f9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style:text-underline-style="none" fo:font-weight="normal" officeooo:rsid="00b37676" officeooo:paragraph-rsid="00b20db9"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style:text-underline-style="none" fo:font-weight="normal" officeooo:rsid="00b5ab62" officeooo:paragraph-rsid="00b4800d"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style:text-underline-style="none" fo:font-weight="normal" officeooo:rsid="00b5faa0" officeooo:paragraph-rsid="00b5faa0"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style:text-underline-style="none" fo:font-weight="normal" officeooo:rsid="00b64e8c" officeooo:paragraph-rsid="00b64e8c"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style:text-underline-style="none" fo:font-weight="normal" officeooo:rsid="00bbfeb6" officeooo:paragraph-rsid="00bbfeb6"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style:text-underline-style="none" fo:font-weight="normal" officeooo:rsid="00bda331" officeooo:paragraph-rsid="00bda331"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7cc709" officeooo:paragraph-rsid="007cc709"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556fc4" officeooo:paragraph-rsid="003c96a8"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0294c" officeooo:paragraph-rsid="0080294c"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34c0f" officeooo:paragraph-rsid="00834c0f"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5394e" officeooo:paragraph-rsid="0085394e"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753b3" officeooo:paragraph-rsid="008753b3"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771f6" officeooo:paragraph-rsid="008771f6"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c62d7" officeooo:paragraph-rsid="008c62d7"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8df8d3" officeooo:paragraph-rsid="008df8d3"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9b5d4b" officeooo:paragraph-rsid="009b5d4b"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02f98" officeooo:paragraph-rsid="00b02f98"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20db9" officeooo:paragraph-rsid="00b20db9"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4800d" officeooo:paragraph-rsid="00b4800d"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5faa0" officeooo:paragraph-rsid="00b5faa0"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64e8c" officeooo:paragraph-rsid="00b64e8c"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b93276" officeooo:paragraph-rsid="00b93276"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style:text-underline-style="none" fo:font-weight="normal" officeooo:rsid="00ba9285" officeooo:paragraph-rsid="00c3288c"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 fo:font-size="14pt" style:text-underline-style="none" fo:font-weight="normal" officeooo:rsid="00c574ef" officeooo:paragraph-rsid="00c68bed"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Times New Roman" fo:font-size="14pt" style:text-underline-style="none" fo:font-weight="normal" officeooo:rsid="00c574ef" officeooo:paragraph-rsid="00c7e4e6"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 fo:font-size="14pt" style:text-underline-style="none" fo:font-weight="normal" officeooo:rsid="00c574ef" officeooo:paragraph-rsid="00c8d814"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style:text-underline-style="none" fo:font-weight="normal" officeooo:rsid="00c574ef" officeooo:paragraph-rsid="00c9763a"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Times New Roman" fo:font-size="14pt" style:text-underline-style="none" fo:font-weight="normal" officeooo:rsid="00c574ef" officeooo:paragraph-rsid="00c9fda6"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Times New Roman" fo:font-size="14pt" style:text-underline-style="none" fo:font-weight="normal" officeooo:rsid="00c574ef" officeooo:paragraph-rsid="00caf121"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Times New Roman" fo:font-size="14pt" style:text-underline-style="none" fo:font-weight="normal" officeooo:rsid="00c574ef" officeooo:paragraph-rsid="00cbbca7"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Times New Roman" fo:font-size="14pt" style:text-underline-style="none" fo:font-weight="normal" officeooo:rsid="00c574ef" officeooo:paragraph-rsid="00cd46b5"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Times New Roman" fo:font-size="14pt" style:text-underline-style="none" fo:font-weight="normal" officeooo:rsid="00cf0a0a" officeooo:paragraph-rsid="00cf0a0a"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Times New Roman" fo:font-size="14pt" style:text-underline-style="none" fo:font-weight="normal" officeooo:rsid="00d147c6" officeooo:paragraph-rsid="00d1d85b"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Times New Roman" fo:font-size="14pt" style:text-underline-style="none" fo:font-weight="normal" officeooo:rsid="00e0e932" officeooo:paragraph-rsid="00e0e932"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Times New Roman" fo:font-size="14pt" style:text-underline-style="none" fo:font-weight="normal" officeooo:rsid="00e8dc49" officeooo:paragraph-rsid="00e8dc49"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font-name="Times New Roman" fo:font-size="14pt" style:text-underline-style="none" fo:font-weight="normal" officeooo:rsid="00ea31e2" officeooo:paragraph-rsid="00ea31e2"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c4a4f3" officeooo:paragraph-rsid="00c4a4f3"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d54e2a" officeooo:paragraph-rsid="00d54e2a"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d723e7" officeooo:paragraph-rsid="00d723e7"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d79e41" officeooo:paragraph-rsid="00d79e41"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da196f" officeooo:paragraph-rsid="00da196f"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da90ae" officeooo:paragraph-rsid="00da90ae"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e0e932" officeooo:paragraph-rsid="00e0e932" style:font-size-asian="12.25pt" style:font-weight-asian="normal" style:font-size-complex="14pt" style:font-weight-complex="normal"/>
    </style:style>
    <style:style style:name="P72" style:family="paragraph" style:parent-style-name="Standard">
      <style:paragraph-properties fo:text-align="start" style:justify-single-word="false" fo:break-before="page"/>
      <style:text-properties style:font-name="Times New Roman" fo:font-size="14pt" style:text-underline-style="none" fo:font-weight="normal" officeooo:rsid="00d147c6" officeooo:paragraph-rsid="00d1d85b" style:font-size-asian="12.25pt" style:font-weight-asian="normal" style:font-size-complex="14pt" style:font-weight-complex="normal"/>
    </style:style>
    <style:style style:name="P73" style:family="paragraph" style:parent-style-name="Standard">
      <style:paragraph-properties fo:text-align="start" style:justify-single-word="false" fo:break-before="page"/>
      <style:text-properties style:font-name="Times New Roman" fo:font-size="14pt" style:text-underline-style="none" fo:font-weight="normal" officeooo:rsid="00e71e8b" officeooo:paragraph-rsid="00e71e8b" style:font-size-asian="12.25pt" style:font-weight-asian="normal" style:font-size-complex="14pt" style:font-weight-complex="normal"/>
    </style:style>
    <style:style style:name="P74" style:family="paragraph" style:parent-style-name="Standard">
      <style:paragraph-properties fo:text-align="start" style:justify-single-word="false" fo:break-before="page"/>
      <style:text-properties style:font-name="Times New Roman" fo:font-size="14pt" style:text-underline-style="solid" style:text-underline-width="auto" style:text-underline-color="font-color" fo:font-weight="normal" officeooo:rsid="00c4a4f3" officeooo:paragraph-rsid="00c4a4f3" style:font-size-asian="12.25pt" style:font-weight-asian="normal" style:font-size-complex="14pt" style:font-weight-complex="normal"/>
    </style:style>
    <style:style style:name="T1" style:family="text">
      <style:text-properties style:text-underline-style="solid" style:text-underline-width="auto" style:text-underline-color="font-color" officeooo:rsid="00a9a7f1"/>
    </style:style>
    <style:style style:name="T2" style:family="text">
      <style:text-properties style:text-underline-style="solid" style:text-underline-width="auto" style:text-underline-color="font-color" officeooo:rsid="00c9fda6"/>
    </style:style>
    <style:style style:name="T3" style:family="text">
      <style:text-properties style:text-underline-style="none"/>
    </style:style>
    <style:style style:name="T4" style:family="text">
      <style:text-properties style:text-underline-style="none" officeooo:rsid="0084f1f9"/>
    </style:style>
    <style:style style:name="T5" style:family="text">
      <style:text-properties style:text-underline-style="none" officeooo:rsid="0086333d"/>
    </style:style>
    <style:style style:name="T6" style:family="text">
      <style:text-properties style:text-underline-style="none" officeooo:rsid="0087ddb0"/>
    </style:style>
    <style:style style:name="T7" style:family="text">
      <style:text-properties style:text-underline-style="none" officeooo:rsid="0090306e"/>
    </style:style>
    <style:style style:name="T8" style:family="text">
      <style:text-properties style:text-underline-style="none" officeooo:rsid="00905d9c"/>
    </style:style>
    <style:style style:name="T9" style:family="text">
      <style:text-properties style:text-underline-style="none" officeooo:rsid="00924131"/>
    </style:style>
    <style:style style:name="T10" style:family="text">
      <style:text-properties style:text-underline-style="none" officeooo:rsid="00943bd8"/>
    </style:style>
    <style:style style:name="T11" style:family="text">
      <style:text-properties style:text-underline-style="none" officeooo:rsid="00964b57"/>
    </style:style>
    <style:style style:name="T12" style:family="text">
      <style:text-properties style:text-underline-style="none" officeooo:rsid="009728a3"/>
    </style:style>
    <style:style style:name="T13" style:family="text">
      <style:text-properties style:text-underline-style="none" officeooo:rsid="009910a0"/>
    </style:style>
    <style:style style:name="T14" style:family="text">
      <style:text-properties style:text-underline-style="none" officeooo:rsid="00b22b6e"/>
    </style:style>
    <style:style style:name="T15" style:family="text">
      <style:text-properties style:text-underline-style="none" officeooo:rsid="00b37676"/>
    </style:style>
    <style:style style:name="T16" style:family="text">
      <style:text-properties style:text-underline-style="none" officeooo:rsid="00b5ab62"/>
    </style:style>
    <style:style style:name="T17" style:family="text">
      <style:text-properties officeooo:rsid="007b0a37"/>
    </style:style>
    <style:style style:name="T18" style:family="text">
      <style:text-properties officeooo:rsid="007de1e5"/>
    </style:style>
    <style:style style:name="T19" style:family="text">
      <style:text-properties officeooo:rsid="00a0047e"/>
    </style:style>
    <style:style style:name="T20" style:family="text">
      <style:text-properties officeooo:rsid="00a21f5d"/>
    </style:style>
    <style:style style:name="T21" style:family="text">
      <style:text-properties officeooo:rsid="00a624a8"/>
    </style:style>
    <style:style style:name="T22" style:family="text">
      <style:text-properties officeooo:rsid="00a9a7f1"/>
    </style:style>
    <style:style style:name="T23" style:family="text">
      <style:text-properties officeooo:rsid="00baeaa9"/>
    </style:style>
    <style:style style:name="T24" style:family="text">
      <style:text-properties officeooo:rsid="00bdf2a9"/>
    </style:style>
    <style:style style:name="T25" style:family="text">
      <style:text-properties officeooo:rsid="00c075b5"/>
    </style:style>
    <style:style style:name="T26" style:family="text">
      <style:text-properties officeooo:rsid="00c26360"/>
    </style:style>
    <style:style style:name="T27" style:family="text">
      <style:text-properties officeooo:rsid="00c3288c"/>
    </style:style>
    <style:style style:name="T28" style:family="text">
      <style:text-properties officeooo:rsid="00c68bed"/>
    </style:style>
    <style:style style:name="T29" style:family="text">
      <style:text-properties officeooo:rsid="00c7e4e6"/>
    </style:style>
    <style:style style:name="T30" style:family="text">
      <style:text-properties officeooo:rsid="00c8d814"/>
    </style:style>
    <style:style style:name="T31" style:family="text">
      <style:text-properties officeooo:rsid="00c9763a"/>
    </style:style>
    <style:style style:name="T32" style:family="text">
      <style:text-properties officeooo:rsid="00c9fda6"/>
    </style:style>
    <style:style style:name="T33" style:family="text">
      <style:text-properties officeooo:rsid="00caf121"/>
    </style:style>
    <style:style style:name="T34" style:family="text">
      <style:text-properties officeooo:rsid="00cbbca7"/>
    </style:style>
    <style:style style:name="T35" style:family="text">
      <style:text-properties fo:font-style="normal" style:font-style-asian="normal" style:font-style-complex="normal"/>
    </style:style>
    <style:style style:name="T36" style:family="text">
      <style:text-properties fo:font-style="normal" officeooo:rsid="00cd46b5" style:font-style-asian="normal" style:font-style-complex="normal"/>
    </style:style>
    <style:style style:name="T37" style:family="text">
      <style:text-properties fo:font-style="normal" officeooo:rsid="00cf5412" style:font-style-asian="normal" style:font-style-complex="normal"/>
    </style:style>
    <style:style style:name="T38" style:family="text">
      <style:text-properties fo:font-style="normal" officeooo:rsid="00d1d85b" style:font-style-asian="normal" style:font-style-complex="normal"/>
    </style:style>
    <style:style style:name="T39" style:family="text">
      <style:text-properties fo:font-style="normal" officeooo:rsid="00d36ba8" style:font-style-asian="normal" style:font-style-complex="normal"/>
    </style:style>
    <style:style style:name="T40" style:family="text">
      <style:text-properties fo:font-style="normal" officeooo:rsid="00d4438d" style:font-style-asian="normal" style:font-style-complex="normal"/>
    </style:style>
    <style:style style:name="T41" style:family="text">
      <style:text-properties fo:font-style="normal" officeooo:rsid="00d723e7" style:font-style-asian="normal" style:font-style-complex="normal"/>
    </style:style>
    <style:style style:name="T42" style:family="text">
      <style:text-properties fo:font-style="normal" officeooo:rsid="00e0c8d2" style:font-style-asian="normal" style:font-style-complex="normal"/>
    </style:style>
    <style:style style:name="T43" style:family="text">
      <style:text-properties fo:font-style="normal" officeooo:rsid="00e14dd8" style:font-style-asian="normal" style:font-style-complex="normal"/>
    </style:style>
    <style:style style:name="T44" style:family="text">
      <style:text-properties fo:font-style="normal" officeooo:rsid="00e2845b" style:font-style-asian="normal" style:font-style-complex="normal"/>
    </style:style>
    <style:style style:name="T45" style:family="text">
      <style:text-properties fo:font-style="normal" officeooo:rsid="00e46ad6" style:font-style-asian="normal" style:font-style-complex="normal"/>
    </style:style>
    <style:style style:name="T46" style:family="text">
      <style:text-properties fo:font-style="normal" officeooo:rsid="00e513a0" style:font-style-asian="normal" style:font-style-complex="normal"/>
    </style:style>
    <style:style style:name="T47" style:family="text">
      <style:text-properties fo:font-style="normal" officeooo:rsid="00e70caf" style:font-style-asian="normal" style:font-style-complex="normal"/>
    </style:style>
    <style:style style:name="T48" style:family="text">
      <style:text-properties fo:font-style="normal" officeooo:rsid="00e8dc49" style:font-style-asian="normal" style:font-style-complex="normal"/>
    </style:style>
    <style:style style:name="T49" style:family="text">
      <style:text-properties fo:font-style="normal" officeooo:rsid="00eb45db" style:font-style-asian="normal" style:font-style-complex="normal"/>
    </style:style>
    <style:style style:name="T50" style:family="text">
      <style:text-properties fo:font-style="normal" style:text-underline-style="solid" style:text-underline-width="auto" style:text-underline-color="font-color" officeooo:rsid="00cd46b5"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d8c4ef" style:font-style-asian="normal" style:font-style-complex="normal"/>
    </style:style>
    <style:style style:name="T53" style:family="text">
      <style:text-properties fo:font-style="normal" style:text-underline-style="none" officeooo:rsid="00d9ca30" style:font-style-asian="normal" style:font-style-complex="normal"/>
    </style:style>
    <style:style style:name="T54" style:family="text">
      <style:text-properties fo:font-style="normal" style:text-underline-style="none" officeooo:rsid="00da36bb" style:font-style-asian="normal" style:font-style-complex="normal"/>
    </style:style>
    <style:style style:name="T55" style:family="text">
      <style:text-properties fo:font-style="normal" style:text-underline-style="none" officeooo:rsid="00dbb1e3" style:font-style-asian="normal" style:font-style-complex="normal"/>
    </style:style>
    <style:style style:name="T56" style:family="text">
      <style:text-properties fo:font-style="normal" style:text-underline-style="none" officeooo:rsid="00dcd647" style:font-style-asian="normal" style:font-style-complex="normal"/>
    </style:style>
    <style:style style:name="T57" style:family="text">
      <style:text-properties fo:font-style="normal" style:text-underline-style="none" officeooo:rsid="00de16d0" style:font-style-asian="normal" style:font-style-complex="normal"/>
    </style:style>
    <style:style style:name="T58" style:family="text">
      <style:text-properties fo:font-style="normal" style:text-underline-style="none" officeooo:rsid="00e0c8d2"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artie I : Les fondateurs de la discipline</text:p>
      <text:p text:style-name="P3"/>
      <text:p text:style-name="P3"/>
      <text:p text:style-name="P3"/>
      <text:p text:style-name="P4">Séance <text:span text:style-name="T17">2 : Marx et Weber : classe sociales et rationalisation du monde.</text:span></text:p>
      <text:p text:style-name="P4"/>
      <text:p text:style-name="P4"/>
      <text:p text:style-name="P35">I. Marx</text:p>
      <text:p text:style-name="P36"/>
      <text:p text:style-name="P5">Marx est un auteur très difficile à <text:span text:style-name="T18">placer. Avant tout un économiste, mais néanmoins très sensible aux bouleversements sociaux liés à la révolution industrielle, en effet militant de la cause sociale il a participé aux mouvements ouvriers, et a été fasciné par le fonctionnement de la société.</text:span></text:p>
      <text:p text:style-name="P5"/>
      <text:p text:style-name="P37">Marx et la matérialisme historique</text:p>
      <text:p text:style-name="P19"/>
      <text:p text:style-name="P20">Les écrits de Marx sont équivoques, il a fait l’objet de commentaires multiples et contradictoires.</text:p>
      <text:p text:style-name="P38"><text:span text:style-name="T3">Le marxisme </text:span><text:span text:style-name="T4">en effet </text:span><text:span text:style-name="T3">n’est qu’une manière d’interpréter Marx.</text:span></text:p>
      <text:p text:style-name="P21"/>
      <text:p text:style-name="P39"><text:span text:style-name="T3">Philosophe, sociologue, économiste et homme d’action, </text:span><text:span text:style-name="T5">il est le fondateur de la première internationale des travailleurs en 1864. Il a aussi pris le rôle de journaliste à plusieurs reprises pour vivre.</text:span></text:p>
      <text:p text:style-name="P22"/>
      <text:p text:style-name="P40"><text:span text:style-name="T5">a. </text:span><text:span text:style-name="T3">Marx Philosophe </text:span></text:p>
      <text:p text:style-name="P23"/>
      <text:p text:style-name="P41"><text:span text:style-name="T3">Tous les écris de jeunesse de Marx sont des critiques de l’idéalisme </text:span><text:span text:style-name="T6">Hegelien.</text:span></text:p>
      <text:p text:style-name="P24"/>
      <text:p text:style-name="P42">1843 :<text:span text:style-name="T3"> </text:span>Critique de la philosophie du droit de Hegel</text:p>
      <text:p text:style-name="P25"/>
      <text:p text:style-name="P43"><text:span text:style-name="T3">Dans ce livre, Marx va poser des principes du matérialisme historique, il affirme la primauté du monde matériel sur le monde des idée</text:span><text:span text:style-name="T7">s.<text:line-break/>Le matérialisme, dis Marx, </text:span><text:span text:style-name="T8">pars de l’idée que le monde matériel existe indépendamment des représentations.</text:span></text:p>
      <text:p text:style-name="P26"/>
      <text:p text:style-name="P43"><text:span text:style-name="T8">« </text:span><text:span text:style-name="T9">C’est notre existence sociale qui détermine notre conscience », </text:span><text:span text:style-name="T10">notre conscience (nos idées), n’ont pas </text:span><text:span text:style-name="T12">d’impacts</text:span><text:span text:style-name="T10"> sur notre condition, mais le contraire, </text:span><text:span text:style-name="T11">notre condition détermine nos idées. </text:span><text:span text:style-name="T13">Il s’agit du déterminisme matériel.</text:span></text:p>
      <text:p text:style-name="P27"/>
      <text:p text:style-name="P27"/>
      <text:p text:style-name="P44"><text:soft-page-break/>Théorie du reflet :</text:p>
      <text:p text:style-name="P44"/>
      <text:p text:style-name="P6">Selon Marx l’infrastructure (moyens de production) détermine la superstructure (Droit, Religion, Arts, Littérature…). <text:s/>Selon Weber c’est l’inverse.</text:p>
      <text:p text:style-name="P6"/>
      <text:p text:style-name="P7">Ainsi pour comprendre le monde il faut s’intéresser aux infrastructures <text:span text:style-name="T19">(monde matériel). </text:span></text:p>
      <text:p text:style-name="P7"/>
      <text:p text:style-name="P8">Marx considère qu’il faut abolir toutes les dominations. <text:span text:style-name="T20">Pour lui l’État est le gardien de la bourgeoisie, la bourgeoisie possédant tous les moyens de production.</text:span></text:p>
      <text:p text:style-name="P9">Les prolétaires eux ont une fonction de production, <text:span text:style-name="T21">ils retirent de leurs travail uniquement de quoi survivre pour renouveler leurs forces.</text:span></text:p>
      <text:p text:style-name="P9"/>
      <text:p text:style-name="P9"><text:span text:style-name="T22">Marx croit aussi au concept de </text:span><text:span text:style-name="T1">La fin de l’Histoire</text:span><text:span text:style-name="T22">, ce qui signifie la fin du conflit, avec l’accomplissement de la société communiste (dictature du prolétariat), et l’extinction de la bourgeoisie et de l’État, qui ne sont à ces yeux que des parasites. </text:span></text:p>
      <text:p text:style-name="P9"/>
      <text:p text:style-name="P10">Le matérialisme historique donne aussi la priorité à la pratique, « C’est dans la pratique que l’on rencontre la vérité », participation à des conférences, à des mouvements ouvriers… </text:p>
      <text:p text:style-name="P11"/>
      <text:p text:style-name="P11"/>
      <text:p text:style-name="P12">b. Marx économiste</text:p>
      <text:p text:style-name="P12"/>
      <text:p text:style-name="P45">Le Capital<text:span text:style-name="T3">, sous-titre : « Critique de l’économie politique ».</text:span></text:p>
      <text:p text:style-name="P28"/>
      <text:p text:style-name="P46"><text:span text:style-name="T3">Théorie de la valeur travail : </text:span><text:span text:style-name="T14">Valeur calculée par le temps investi dans la production de la marchandise, « </text:span><text:span text:style-name="T15">Combien d’heures pour un bien ».</text:span></text:p>
      <text:p text:style-name="P29"/>
      <text:p text:style-name="P47"><text:span text:style-name="T15">L’</text:span><text:span text:style-name="T3">exploitation de l’homme par l’homme exige de mettre </text:span><text:span text:style-name="T16">plus de travail humain et moins de capital dans le processus de création des biens.</text:span></text:p>
      <text:p text:style-name="P30"/>
      <text:p text:style-name="P48">Contradiction du capitalisme :</text:p>
      <text:p text:style-name="P31"/>
      <text:p text:style-name="P49"><text:span text:style-name="T3">- </text:span>Priorité donné au travail par rapport au capital :<text:span text:style-name="T3"> L’augmentation du nombre d’ouvriers et leurs concentrations dans les villes, créer l’apparition des syndicats et aboutit à une prise de conscience grandissante de leur exploitation.</text:span></text:p>
      <text:p text:style-name="P32"/>
      <text:p text:style-name="P13"/>
      <text:p text:style-name="P13"/>
      <text:p text:style-name="P13"/>
      <text:p text:style-name="P13"/>
      <text:p text:style-name="P50"><text:soft-page-break/><text:span text:style-name="T3">- </text:span>Baisse tendanciel du taux de profit :</text:p>
      <text:p text:style-name="P50"/>
      <text:p text:style-name="P13">La compétition internationale et l’apparition des machines, fait que la part du temps de travail humain baisse dans le processus de production, or le profit est basé sur l’exploitation du capital humain → Baisse tendanciel des profits → Fin du capitalisme.</text:p>
      <text:p text:style-name="P13"/>
      <text:p text:style-name="P14">Marx était en effet persuadé que le capitalisme disparaîtrait sous les poids de ces propres contradictions. <text:span text:style-name="T23">Mais le capitalisme a survécu car il a appris du Marxisme, et a mis en place des mesures ralentissant la révolution (Paternalisme, assurance chômage, sécurité sociale, service public, …).</text:span></text:p>
      <text:p text:style-name="P14"/>
      <text:p text:style-name="P14"/>
      <text:p text:style-name="P33">3. Marx sociologue</text:p>
      <text:p text:style-name="P14"/>
      <text:p text:style-name="P34">Invention de concepts très importants :</text:p>
      <text:p text:style-name="P15"/>
      <text:p text:style-name="P16">- <text:span text:style-name="T24">Classes sociales : Groupe qui a conscience de ses intérêts communs. La bourgeoisie est la classe la plus consciente d’elle même, elle est donc soudée.</text:span></text:p>
      <text:p text:style-name="P16"/>
      <text:p text:style-name="P17">- <text:span text:style-name="T25">Aliénation : Être dans un processus dont on ne connaît pas la finalité.</text:span></text:p>
      <text:p text:style-name="P17"/>
      <text:p text:style-name="P18">« <text:span text:style-name="T26">L’idéologie Allemande », Marx commente comment l’individu perçoit lui même la contradiction entre sa personnalité et les conditions de vie qui lui sont imposées par le travail.</text:span></text:p>
      <text:p text:style-name="P18"/>
      <text:p text:style-name="P18"><text:span text:style-name="T27">D’où l’individu même, ouvrier londonien, mène une existence bornée, monotone et cruelle. « Il est aliéné par le système capitaliste », « L’homme fait un travail qui ne donne aucun sens à sa vie ».</text:span> <text:s/></text:p>
      <text:p text:style-name="P18"/>
      <text:p text:style-name="P18"/>
      <text:p text:style-name="P18"/>
      <text:p text:style-name="P74">II. Max Weber</text:p>
      <text:p text:style-name="P65"/>
      <text:p text:style-name="P65"/>
      <text:p text:style-name="P52">1864 – 1920, allemand. Il n’a pas lu Durkheim, ainsi toute l’œuvre de Weber est fondée sur la fondation d’une nouvelle science et d’une nouvelle société.</text:p>
      <text:p text:style-name="P52"/>
      <text:p text:style-name="P53"><text:span text:style-name="T28">L’idée principale de Weber : « La connaissance de l’action sociale passe par le sens que l’individu lui confie ». Cela sera la base de l’individualisme méthodologique, la sociologie compréhensive de Max Weber.</text:span></text:p>
      <text:p text:style-name="P53"/>
      <text:p text:style-name="P54"><text:span text:style-name="T29">Pour lui il est inutile de s’intéresser aux structures car ce sont les individus qui construisent la société et qui donnent un sens à leurs actions.</text:span></text:p>
      <text:p text:style-name="P54"/>
      <text:p text:style-name="P55"><text:span text:style-name="T30">On a donc une opposition entre Weber, sociologue libéral, pour qui l’homme est ce qu’il veut être, c’est ainsi la partie qui détermine le tout (les parisiens qui font Paris), et Durkheim ou Marx pour qui les individus subissent la structure et ne sont pas réellement libre (déterminisme). </text:span></text:p>
      <text:p text:style-name="P56"><text:span text:style-name="T31">On parle d’opposition alors entre l’individualisme méthodologique et le holisme.</text:span></text:p>
      <text:p text:style-name="P56"/>
      <text:p text:style-name="P56"><text:span text:style-name="T32">Weber est juriste et enseignant en économie.</text:span></text:p>
      <text:p text:style-name="P56"/>
      <text:p text:style-name="P57"><text:span text:style-name="T2">1907</text:span><text:span text:style-name="T32">, il hérite d’une grande fortune et cesse d’enseigner pour se consacrer totalement à l’écriture. </text:span></text:p>
      <text:p text:style-name="P57"/>
      <text:p text:style-name="P58"><text:span text:style-name="T33">Mort en 1920 il est un apport central en sociologie politique et en sociologie en général.</text:span></text:p>
      <text:p text:style-name="P58"/>
      <text:p text:style-name="P59">« <text:span text:style-name="T34">L’État est le groupe qui prétend au monopole de la violence légitime sur un espace territoriale », cela pour maintenir une paix sur son territoire. C’est une définition fondamentale donnée par Weber.</text:span></text:p>
      <text:p text:style-name="P59"/>
      <text:p text:style-name="P59"><text:span text:style-name="T50">I. La construction idéal-type</text:span></text:p>
      <text:p text:style-name="P59"><text:span text:style-name="T50"/></text:p>
      <text:p text:style-name="P60"><text:span text:style-name="T36">L’</text:span><text:span text:style-name="T35">idée de l’idéal-type « Comment donner un sens à des concepts comme civilisation capitaliste, économie urbaine, avec quelques mots, pour des gens qui ne la connaissent pas ? ».</text:span></text:p>
      <text:p text:style-name="P60"><text:span text:style-name="T35"/></text:p>
      <text:p text:style-name="P60"><text:span text:style-name="T35">« On obtient un idéal-type en accentuant d’une manière unilatérale un ou plusieurs points de vue et en enchaînant une multitude de phénomènes donnés « isolés, diffus, discrets » que l’on trouve tantôt en grand nombre, tantôt en petit nombre, et par endroit pas du tout, </text:span><text:span text:style-name="T37">qu’on ordonne selon différents points de vue choisi unilatéralement pour fournir un tableau de pensés homogènes. »</text:span></text:p>
      <text:p text:style-name="P72"><text:span text:style-name="T37">Q</text:span><text:span text:style-name="T35">u’est-ce que la démocratie ? Création d’un idéal-type pour comparer différentes démocraties. </text:span></text:p>
      <text:p text:style-name="P61"><text:span text:style-name="T38"/></text:p>
      <text:p text:style-name="P61"><text:span text:style-name="T38">Cet idéal type, ce modèle, qui nous permet de symboliser une idée (civilisation capitaliste). </text:span><text:span text:style-name="T39">On ne trouve nul part un tel tableau dans sa pureté conceptuelle, en réalité c’est un instrument de travail. </text:span><text:span text:style-name="T40">L’idéal type n’est pas une moyenne et ne correspond pas à la réalité.</text:span></text:p>
      <text:p text:style-name="P61"><text:span text:style-name="T40"/></text:p>
      <text:p text:style-name="P66"><text:span text:style-name="T35">II. Le mouvement de </text:span><text:span text:style-name="T41">rationalisation</text:span></text:p>
      <text:p text:style-name="P66"><text:span text:style-name="T35"/></text:p>
      <text:p text:style-name="P67"><text:span text:style-name="T35">L’éthique protestante et l’esprit du capitalisme</text:span><text:span text:style-name="T51">, est un essai de sociologie religieuse, Max Weber part d’une question générale « À quel enchaînement de circonstances doit-on imputer l’apparition dans la civilisation occidentale et uniquement celle-ci, de phénomènes culturels qui ont revêtu comme signification universelle ?</text:span></text:p>
      <text:p text:style-name="P67"><text:span text:style-name="T51"/></text:p>
      <text:p text:style-name="P68"><text:span text:style-name="T51">Par exemple, comment la science occidentale va devenir </text:span><text:span text:style-name="T35">LA</text:span><text:span text:style-name="T51"> science du monde, </text:span><text:span text:style-name="T52">comment est-ce que le moyen occidental de diriger l’État est devenu le moyen d’organiser du monde entier ? </text:span><text:span text:style-name="T53">En effet plus tard ce mode de direction se répandra partout à travers le monde (Vote, …), il s’agit d’une rationalisation pour cause d’efficacité.</text:span></text:p>
      <text:p text:style-name="P68"><text:span text:style-name="T53"/></text:p>
      <text:p text:style-name="P69"><text:span text:style-name="T53">L</text:span><text:span text:style-name="T51">a démocratie est la meilleure façon de donner un numéro aux gens.</text:span></text:p>
      <text:p text:style-name="P69"><text:span text:style-name="T51"/></text:p>
      <text:p text:style-name="P69"><text:span text:style-name="T51">Le capi</text:span><text:span text:style-name="T54">talisme est une organisation rationnelle du travail, d’où vient cette force de rationalité spécifique ?</text:span></text:p>
      <text:p text:style-name="P69"><text:span text:style-name="T54"/></text:p>
      <text:p text:style-name="P70"><text:span text:style-name="T54">R</text:span><text:span text:style-name="T51">éponse : V</text:span><text:span text:style-name="T55">enu d’un certain type de croyance religieuse « protestante » et « calviniste » </text:span><text:span text:style-name="T56">(secte), qui a déterminé l’apparition d’une mentalité économique qui caractérise l’esprit de la vie économique moderne, </text:span><text:span text:style-name="T57">cette mentalité est en relation avec l’éthique rationnelle du protestantisme ascétique </text:span><text:span text:style-name="T58">(privation).</text:span></text:p>
      <text:p text:style-name="P70"><text:span text:style-name="T58"/></text:p>
      <text:p text:style-name="P70"><text:span text:style-name="T42"/></text:p>
      <text:p text:style-name="P71"><text:span text:style-name="T42">I</text:span><text:span text:style-name="T35">II. Éthique protestante et esprit du capitalisme</text:span></text:p>
      <text:p text:style-name="P71"><text:span text:style-name="T35"/></text:p>
      <text:p text:style-name="P62"><text:span text:style-name="T35">Max Weber part de l’idée qu’en Allemagne, les catholiques participent moins à la vie économique que les protestants. </text:span><text:span text:style-name="T43">Pourquoi ? De part leurs </text:span><text:span text:style-name="T44">dispositions toutes spéciales pour la rationalisme économique des protestants en raison de leurs croyances religieuses.<text:line-break/></text:span><text:span text:style-name="T45">Il présuppose l’existence d’une parenté profonde entre le détachement ascétique du monde et leurs participation à la vie des affaires. </text:span><text:span text:style-name="T46">Il remarque que certaines églises protestantes se distinguent par un sens aigu des affaires, combiné avec une piété qui pénètre et domine la vue entière et notamment dans les calvinistes. </text:span><text:span text:style-name="T47">Les calvinistes ont une volonté d’accumuler les richesses sans les dépenser.</text:span></text:p>
      <text:p text:style-name="P73"><text:span text:style-name="T47">C’</text:span><text:span text:style-name="T35">est un paradoxe lié au concept de prédestination (tout est déjà défini), </text:span><text:span text:style-name="T48">qui amène une angoisse profonde.</text:span></text:p>
      <text:p text:style-name="P63"><text:span text:style-name="T35">Comment influer sur sa vie ? La richesse est un signe d’élection par Dieu, plus on en accumule plus on croit pouvoir aller au paradis.</text:span></text:p>
      <text:p text:style-name="P63"><text:span text:style-name="T35"/></text:p>
      <text:p text:style-name="P64"><text:span text:style-name="T35">Selon lui le capitalisme est donc né de cet angoisse individuelle, d’où une éthique d’accumulation des richesses. « </text:span><text:span text:style-name="T49">Le puritain voulait être un homme religieux tandis que nous, nous sommes forcés de l’être. »</text:span></text:p>
      <text:p text:style-name="P66"><text:span text:style-name="T35"/></text:p>
      <text:p text:style-name="P59"><text:span text:style-name="T50"/></text:p>
      <text:p text:style-name="P5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14:42.884956920</meta:creation-date>
    <dc:date>2018-10-12T15:33:04.505728040</dc:date>
    <meta:editing-duration>PT3H30M9S</meta:editing-duration>
    <meta:editing-cycles>213</meta:editing-cycles>
    <meta:generator>LibreOffice/6.1.2.1$Linux_X86_64 LibreOffice_project/10$Build-1</meta:generator>
    <meta:document-statistic meta:table-count="0" meta:image-count="0" meta:object-count="0" meta:page-count="6" meta:paragraph-count="62" meta:word-count="1411" meta:character-count="8907" meta:non-whitespace-character-count="7545"/>
  </office:meta>
</office:document-meta>
</file>